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29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0.6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0.78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2.582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7.985cm"/>
      <style:paragraph-properties style:writing-mode="lr-tb"/>
    </style:style>
    <style:style style:name="co1" style:family="table-column">
      <style:table-column-properties style:column-width="1.398cm" style:use-optimal-column-width="false"/>
    </style:style>
    <style:style style:name="co2" style:family="table-column">
      <style:table-column-properties style:column-width="3.659cm" style:use-optimal-column-width="false"/>
    </style:style>
    <style:style style:name="co3" style:family="table-column">
      <style:table-column-properties style:column-width="9.404cm" style:use-optimal-column-width="false"/>
    </style:style>
    <style:style style:name="co4" style:family="table-column">
      <style:table-column-properties style:column-width="4.379cm" style:use-optimal-column-width="false"/>
    </style:style>
    <style:style style:name="co5" style:family="table-column">
      <style:table-column-properties style:column-width="4.298cm" style:use-optimal-column-width="false"/>
    </style:style>
    <style:style style:name="co6" style:family="table-column">
      <style:table-column-properties style:column-width="6.512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72cm" style:use-optimal-row-height="false"/>
    </style:style>
    <style:style style:name="ce1" style:family="table-cell">
      <loext:graphic-properties draw:textarea-vertical-align="middle"/>
      <style:paragraph-properties fo:border="0.03pt solid #ffffff"/>
      <style:text-properties style:font-name="DejaVu Sans" fo:font-size="10pt" style:font-size-asian="10pt" style:font-size-complex="10pt"/>
    </style:style>
    <style:style style:name="ce2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style:font-name="DejaVu Sans" fo:font-size="10pt" style:font-size-asian="10pt" style:font-size-complex="10pt"/>
    </style:style>
    <style:style style:name="ce3" style:family="table-cell">
      <loext:graphic-properties draw:textarea-vertical-align="middle"/>
      <style:text-properties style:font-name="DejaVu Sans" fo:font-size="10pt" style:font-size-asian="10pt" style:font-size-complex="10pt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style:font-name="DejaVu Sans" fo:font-size="10pt" style:font-size-asian="10pt" style:font-size-complex="10pt"/>
    </style:style>
    <style:style style:name="ce5" style:family="table-cell">
      <loext:graphic-properties draw:textarea-vertical-align="middle"/>
      <style:paragraph-properties fo:text-align="center"/>
      <style:text-properties style:font-name="DejaVu Sans" fo:font-size="10pt" style:font-size-asian="10pt" style:font-size-complex="10pt"/>
    </style:style>
    <style:style style:name="ce6" style:family="table-cell">
      <loext:graphic-properties draw:fill="solid" draw:fill-color="#0066cc"/>
      <style:paragraph-properties fo:border="0.03pt solid #ffffff"/>
      <style:text-properties style:font-name="DejaVu Sans" fo:font-size="12pt" style:font-size-asian="12pt" style:font-size-complex="12pt"/>
    </style:style>
    <style:style style:name="ce7" style:family="table-cell">
      <style:paragraph-properties fo:text-align="center" fo:border-left="none" fo:border-right="0.03pt solid #ffffff" fo:border-top="0.03pt solid #ffffff" fo:border-bottom="0.03pt solid #ffffff"/>
      <style:text-properties style:font-name="DejaVu Sans" fo:font-size="12pt" style:font-size-asian="12pt" style:font-size-complex="12pt"/>
    </style:style>
    <style:style style:name="ce8" style:family="table-cell">
      <style:text-properties style:font-name="DejaVu Sans" fo:font-size="12pt" style:font-size-asian="12pt" style:font-size-complex="12pt"/>
    </style:style>
    <style:style style:name="ce9" style:family="table-cell">
      <style:paragraph-properties fo:border-left="0.03pt solid #ffffff" fo:border-right="0.03pt solid #ffffff" fo:border-top="none" fo:border-bottom="0.03pt solid #ffffff"/>
      <style:text-properties style:font-name="DejaVu Sans" fo:font-size="12pt" style:font-size-asian="12pt" style:font-size-complex="12pt"/>
    </style:style>
    <style:style style:name="ce10" style:family="table-cell">
      <style:paragraph-properties fo:text-align="center"/>
      <style:text-properties style:font-name="DejaVu Sans" fo:font-size="12pt" style:font-size-asian="12pt" style:font-size-complex="12pt"/>
    </style:style>
    <style:style style:name="ce11" style:family="table-cell">
      <style:paragraph-properties fo:text-align="center" fo:border-left="0.03pt solid #ffffff" fo:border-right="0.03pt solid #ffffff" fo:border-top="0.03pt solid #ffffff" fo:border-bottom="none"/>
      <style:text-properties style:font-name="DejaVu Sans" fo:font-size="12pt" style:font-size-asian="12pt" style:font-size-complex="12pt"/>
    </style:style>
    <style:style style:name="ce12" style:family="table-cell">
      <style:paragraph-properties fo:border-left="0.03pt solid #ffffff" fo:border-right="none" fo:border-top="0.03pt solid #ffffff" fo:border-bottom="0.03pt solid #ffffff"/>
      <style:text-properties style:font-name="DejaVu Sans" fo:font-size="12pt" style:font-size-asian="12pt" style:font-size-complex="12pt"/>
    </style:style>
    <style:style style:name="ce13" style:family="table-cell">
      <style:paragraph-properties fo:text-align="center" fo:border="0.03pt solid #ffffff"/>
      <style:text-properties style:font-name="DejaVu Sans" fo:font-size="12pt" style:font-size-asian="12pt" style:font-size-complex="12pt"/>
    </style:style>
    <style:style style:name="ce14" style:family="table-cell">
      <style:paragraph-properties fo:border-left="none" fo:border-right="0.03pt solid #ffffff" fo:border-top="0.03pt solid #ffffff" fo:border-bottom="0.03pt solid #ffffff"/>
      <style:text-properties style:font-name="DejaVu Sans" fo:font-size="12pt" style:font-size-asian="12pt" style:font-size-complex="12pt"/>
    </style:style>
    <style:style style:name="ce15" style:family="table-cell">
      <style:paragraph-properties fo:text-align="center" fo:border-left="0.03pt solid #ffffff" fo:border-right="0.03pt solid #ffffff" fo:border-top="none" fo:border-bottom="0.03pt solid #ffffff"/>
      <style:text-properties style:font-name="DejaVu Sans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style:font-name="DejaVu Sans" fo:font-size="10pt" style:font-size-asian="10pt" style:font-size-complex="10pt"/>
    </style:style>
    <style:style style:name="P8" style:family="paragraph">
      <style:text-properties style:font-name="DejaVu Sans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font-name="DejaVu Sans" fo:font-size="10pt" style:font-size-asian="10pt" style:font-size-complex="10pt"/>
    </style:style>
    <style:style style:name="P10" style:family="paragraph">
      <style:paragraph-properties fo:text-align="center"/>
      <style:text-properties style:font-name="DejaVu Sans" fo:font-size="12pt" style:font-size-asian="12pt" style:font-size-complex="12pt"/>
    </style:style>
    <style:style style:name="P11" style:family="paragraph">
      <style:text-properties style:font-name="DejaVu Sans" fo:font-size="12pt" style:font-size-asian="12pt" style:font-size-complex="12pt"/>
    </style:style>
    <style:style style:name="P12" style:family="paragraph">
      <loext:graphic-properties draw:fill-color="#ffffff"/>
      <style:paragraph-properties style:writing-mode="lr-tb"/>
      <style:text-properties fo:font-size="23.2000007629395pt"/>
    </style:style>
    <style:style style:name="P1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rald Scharitzer @ Rust Vienna Meetup</presentation:footer-decl>
      <presentation:date-time-decl presentation:name="dtd1" presentation:source="fixed">2023-02-2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Rust Type Layout</text:p>
          </draw:text-box>
        </draw:frame>
        <draw:frame presentation:style-name="pr2" draw:text-style-name="P3" draw:layer="layout" svg:width="23.415cm" svg:height="10.66cm" svg:x="2.291cm" svg:y="1.539cm" presentation:class="subtitle" presentation:user-transformed="true">
          <draw:text-box>
            <text:p text:style-name="P2"><text:span text:style-name="T1">Size, Alignment, Endianess, and Representations</text:span></text:p>
            <text:p text:style-name="P2"><text:span text:style-name="T1">vs</text:span></text:p>
            <text:p text:style-name="P2"><text:span text:style-name="T1">Input, Output, and Foreign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Objective: Binary Compatible</text:p>
          </draw:text-box>
        </draw:frame>
        <draw:frame presentation:style-name="pr4" draw:text-style-name="P1" draw:layer="layout" svg:width="23.415cm" svg:height="7.985cm" svg:x="2.291cm" svg:y="4.212cm" presentation:class="outline" presentation:user-transformed="true">
          <draw:text-box>
            <text:p>I want to be able to exchange data structures between</text:p>
            <text:list text:style-name="L2">
              <text:list-item>
                <text:p>multiple instances of my application running on different processor architectures like x86-64, ARM, Power, RISC-V, and s390x (<text:a xlink:href="https://doc.rust-lang.org/rustc/platform-support.html" xlink:type="simple">https://doc.rust-lang.org/rustc/platform-support.html</text:a>)</text:p>
              </text:list-item>
              <text:list-item>
                <text:p>my application and other applications – possibly written in other programming langu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 presentation:use-date-time-name="dtd1">
        <draw:frame presentation:style-name="pr2" draw:text-style-name="P6" draw:layer="layout" svg:width="23.415cm" svg:height="10.66cm" svg:x="2.291cm" svg:y="1.539cm" presentation:class="subtitle" presentation:user-transformed="true">
          <draw:text-box>
            <text:p><text:span text:style-name="T2">Size depends on the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Fixed-Size Types</text:p>
          </draw:text-box>
        </draw:frame>
        <draw:frame presentation:style-name="pr5" draw:text-style-name="P1" draw:layer="layout" svg:width="11.426cm" svg:height="7.985cm" svg:x="2.291cm" svg:y="4.212cm" presentation:class="outline">
          <draw:text-box>
            <text:p>Some primitive types have fixed sizes.</text:p>
          </draw:text-box>
        </draw:frame>
        <draw:frame draw:style-name="standard" draw:layer="layout" svg:width="14.46cm" svg:height="8.402cm" svg:x="12.675cm" svg:y="4.212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3">Type</text:span></text:p>
              </table:table-cell>
              <table:table-cell table:style-name="ce2">
                <text:p text:style-name="P7"><text:span text:style-name="T3">Size in 8-bit bytes</text:span></text:p>
              </table:table-cell>
              <table:table-cell table:style-name="ce3">
                <text:p text:style-name="P8"><text:span text:style-name="T3">Description</text:span></text:p>
              </table:table-cell>
            </table:table-row>
            <table:table-row table:style-name="ro1">
              <table:table-cell table:style-name="ce4">
                <text:p text:style-name="P8"><text:span text:style-name="T3">i8</text:span></text:p>
                <text:p text:style-name="P8"><text:span text:style-name="T3">u8</text:span></text:p>
                <text:p text:style-name="P8"><text:span text:style-name="T3">bool</text:span></text:p>
              </table:table-cell>
              <table:table-cell table:style-name="ce5">
                <text:p text:style-name="P7"><text:span text:style-name="T3">1</text:span></text:p>
              </table:table-cell>
              <table:table-cell table:style-name="ce3">
                <text:p text:style-name="P8"><text:span text:style-name="T3">8-bit signed two’s complement binary integer</text:span></text:p>
                <text:p text:style-name="P9"><text:span text:style-name="T3">8-bit unsigned binary integer</text:span></text:p>
                <text:p text:style-name="P9"><text:span text:style-name="T3">Boolean true or false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3">i16</text:span></text:p>
                <text:p text:style-name="P8"><text:span text:style-name="T3">u16</text:span></text:p>
              </table:table-cell>
              <table:table-cell table:style-name="ce5">
                <text:p text:style-name="P7"><text:span text:style-name="T3">2</text:span></text:p>
              </table:table-cell>
              <table:table-cell>
                <text:p text:style-name="P8"><text:span text:style-name="T3">16-bit signed two’s complement binary integer</text:span></text:p>
                <text:p text:style-name="P9"><text:span text:style-name="T3">16-bit unsigned binary integer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3">i32</text:span></text:p>
                <text:p text:style-name="P8"><text:span text:style-name="T3">u32</text:span></text:p>
                <text:p text:style-name="P8"><text:span text:style-name="T3">f32</text:span></text:p>
                <text:p text:style-name="P8"><text:span text:style-name="T3">char</text:span></text:p>
              </table:table-cell>
              <table:table-cell table:style-name="ce5">
                <text:p text:style-name="P7"><text:span text:style-name="T3">4</text:span></text:p>
              </table:table-cell>
              <table:table-cell>
                <text:p text:style-name="P8"><text:span text:style-name="T3">32-bit signed two’s complement binary integer</text:span></text:p>
                <text:p text:style-name="P9"><text:span text:style-name="T3">32-bit unsigned binary integer</text:span></text:p>
                <text:p text:style-name="P9"><text:span text:style-name="T3">32-bit binary IEEE 754-2008 floating-point number</text:span></text:p>
                <text:p text:style-name="P9"><text:span text:style-name="T3">UTF-32 Unicode character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3">i64</text:span></text:p>
                <text:p text:style-name="P8"><text:span text:style-name="T3">u64</text:span></text:p>
                <text:p text:style-name="P8"><text:span text:style-name="T3">f64</text:span></text:p>
              </table:table-cell>
              <table:table-cell table:style-name="ce5">
                <text:p text:style-name="P7"><text:span text:style-name="T3">8</text:span></text:p>
              </table:table-cell>
              <table:table-cell>
                <text:p text:style-name="P8"><text:span text:style-name="T3">64-bit signed two’s complement binary integer</text:span></text:p>
                <text:p text:style-name="P9"><text:span text:style-name="T3">64-bit unsigned binary integer</text:span></text:p>
                <text:p text:style-name="P9"><text:span text:style-name="T3">64-bit binary IEEE 754-2008 floating-point number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3">i128</text:span></text:p>
                <text:p text:style-name="P8"><text:span text:style-name="T3">u128</text:span></text:p>
              </table:table-cell>
              <table:table-cell table:style-name="ce5">
                <text:p text:style-name="P7"><text:span text:style-name="T3">16</text:span></text:p>
              </table:table-cell>
              <table:table-cell>
                <text:p text:style-name="P8"><text:span text:style-name="T3">128-bit signed two’s complement binary integer</text:span></text:p>
                <text:p text:style-name="P9"><text:span text:style-name="T3">128-bit unsigned binary integer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3">()</text:span></text:p>
              </table:table-cell>
              <table:table-cell table:style-name="ce5">
                <text:p text:style-name="P7"><text:span text:style-name="T3">0</text:span></text:p>
              </table:table-cell>
              <table:table-cell>
                <text:p text:style-name="P8"><text:span text:style-name="T3">Unit typ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Varying-Size Types</text:p>
          </draw:text-box>
        </draw:frame>
        <draw:frame presentation:style-name="pr5" draw:text-style-name="P1" draw:layer="layout" svg:width="23.415cm" svg:height="7.985cm" svg:x="2.291cm" svg:y="4.212cm" presentation:class="outline">
          <draw:text-box>
            <text:p>For other primitive types their sizes depend on the platform.</text:p>
          </draw:text-box>
        </draw:frame>
        <draw:frame draw:style-name="standard" draw:layer="layout" svg:width="15.188cm" svg:height="6.812cm" svg:x="6.406cm" svg:y="5.451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>
              <table:table-cell table:style-name="ce6">
                <text:p><text:span text:style-name="T4">Type</text:span></text:p>
              </table:table-cell>
              <table:table-cell table:style-name="ce7">
                <text:p text:style-name="P10"><text:span text:style-name="T4">Size in 8-bit bytes</text:span></text:p>
              </table:table-cell>
              <table:table-cell table:style-name="ce8">
                <text:p text:style-name="P11"><text:span text:style-name="T4">Description</text:span></text:p>
              </table:table-cell>
            </table:table-row>
            <table:table-row table:style-name="ro1">
              <table:table-cell table:style-name="ce9">
                <text:p text:style-name="P11"><text:span text:style-name="T4">isize</text:span></text:p>
              </table:table-cell>
              <table:table-cell table:style-name="ce10">
                <text:p text:style-name="P10"><text:span text:style-name="T4">?</text:span></text:p>
              </table:table-cell>
              <table:table-cell table:style-name="ce8">
                <text:p text:style-name="P11"><text:span text:style-name="T4">signed binary integer size</text:span></text:p>
              </table:table-cell>
            </table:table-row>
            <table:table-row table:style-name="ro1" table:default-cell-style-name="ce8">
              <table:table-cell>
                <text:p text:style-name="P11"><text:span text:style-name="T4">usize</text:span></text:p>
              </table:table-cell>
              <table:table-cell table:style-name="ce10">
                <text:p text:style-name="P10"><text:span text:style-name="T4">?</text:span></text:p>
              </table:table-cell>
              <table:table-cell>
                <text:p text:style-name="P11"><text:span text:style-name="T4">unsigned binary integer size</text:span></text:p>
              </table:table-cell>
            </table:table-row>
            <table:table-row table:style-name="ro1" table:default-cell-style-name="ce8">
              <table:table-cell>
                <text:p text:style-name="P11"><text:span text:style-name="T4">fn</text:span></text:p>
              </table:table-cell>
              <table:table-cell table:style-name="ce11">
                <text:p text:style-name="P10"><text:span text:style-name="T4">?</text:span></text:p>
              </table:table-cell>
              <table:table-cell>
                <text:p text:style-name="P11"><text:span text:style-name="T4">function pointer</text:span></text:p>
              </table:table-cell>
            </table:table-row>
            <table:table-row table:style-name="ro1">
              <table:table-cell table:style-name="ce12">
                <text:p text:style-name="P11"><text:span text:style-name="T4">*T</text:span></text:p>
              </table:table-cell>
              <table:table-cell table:style-name="ce13">
                <text:p text:style-name="P10"><text:span text:style-name="T4">?</text:span></text:p>
              </table:table-cell>
              <table:table-cell table:style-name="ce14">
                <text:p text:style-name="P11"><text:span text:style-name="T4">pointer</text:span></text:p>
              </table:table-cell>
            </table:table-row>
            <table:table-row table:style-name="ro1" table:default-cell-style-name="ce8">
              <table:table-cell>
                <text:p text:style-name="P11"><text:span text:style-name="T4">&amp;T</text:span></text:p>
              </table:table-cell>
              <table:table-cell table:style-name="ce15">
                <text:p text:style-name="P10"><text:span text:style-name="T4">?</text:span></text:p>
              </table:table-cell>
              <table:table-cell>
                <text:p text:style-name="P11"><text:span text:style-name="T4">reference</text:span></text:p>
              </table:table-cell>
            </table:table-row>
            <table:table-row table:style-name="ro1" table:default-cell-style-name="ce8">
              <table:table-cell>
                <text:p text:style-name="P11"><text:span text:style-name="T4">Box&lt;T&gt;</text:span></text:p>
              </table:table-cell>
              <table:table-cell table:style-name="ce15">
                <text:p text:style-name="P10"><text:span text:style-name="T4">?</text:span></text:p>
              </table:table-cell>
              <table:table-cell>
                <text:p text:style-name="P11"><text:span text:style-name="T4">box</text:span></text:p>
              </table:table-cell>
            </table:table-row>
            <table:table-row table:style-name="ro1" table:default-cell-style-name="ce8">
              <table:table-cell>
                <text:p text:style-name="P11"><text:span text:style-name="T4">Option&lt;T&gt;</text:span></text:p>
              </table:table-cell>
              <table:table-cell table:style-name="ce15">
                <text:p text:style-name="P10"><text:span text:style-name="T4">?</text:span></text:p>
              </table:table-cell>
              <table:table-cell>
                <text:p text:style-name="P11"><text:span text:style-name="T4">option</text:span></text:p>
              </table:table-cell>
            </table:table-row>
            <table:table-row table:style-name="ro1" table:default-cell-style-name="ce8">
              <table:table-cell>
                <text:p text:style-name="P11"><text:span text:style-name="T4">Option&lt;Box&lt;T&gt;&gt;</text:span></text:p>
              </table:table-cell>
              <table:table-cell table:style-name="ce15">
                <text:p text:style-name="P10"><text:span text:style-name="T4">?</text:span></text:p>
              </table:table-cell>
              <table:table-cell>
                <text:p text:style-name="P11"><text:span text:style-name="T4">optional bo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Size Conclusion</text:p>
          </draw:text-box>
        </draw:frame>
        <draw:frame presentation:style-name="pr4" draw:text-style-name="P1" draw:layer="layout" svg:width="23.415cm" svg:height="7.985cm" svg:x="2.291cm" svg:y="4.212cm" presentation:class="outline">
          <draw:text-box>
            <text:p>Use only fixed-size types in external data structures.</text:p>
            <text:p>Get their sizes via std::mem::size_of&lt;T&gt;().</text:p>
            <text:p>While size_of&lt;T&gt;() is a constant function, for varying-size types it can return different results on different architectures and theoretically even between different Rust release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presentation:use-footer-name="ftr1" presentation:use-date-time-name="dtd1">
        <draw:frame presentation:style-name="pr2" draw:text-style-name="P12" draw:layer="layout" svg:width="23.415cm" svg:height="10.66cm" svg:x="2.291cm" svg:y="1.539cm" presentation:class="subtitle">
          <draw:text-box>
            <text:p><text:span text:style-name="T5">Alignment depends on the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Alignment depends on Platform</text:p>
          </draw:text-box>
        </draw:frame>
        <draw:frame presentation:style-name="pr5" draw:text-style-name="P1" draw:layer="layout" svg:width="23.415cm" svg:height="7.985cm" svg:x="2.291cm" svg:y="4.212cm" presentation:class="outline" presentation:user-transformed="true">
          <draw:text-box>
            <text:p>The alignment depends entirely on the platform.</text:p>
            <text:p>The function std::mem::align_of&lt;T&gt;() returns the minimum required alignment in structs for the type T.</text:p>
            <text:list text:style-name="L2">
              <text:list-item>
                <text:list>
                  <text:list-item>
                    <text:p>This can differ from the preferred alignment.</text:p>
                  </text:list-item>
                  <text:list-item>
                    <text:p>There is no function in std::mem to obtain this preferred alignment.</text:p>
                  </text:list-item>
                  <text:list-item>
                    <text:p>See <text:a xlink:href="https://doc.rust-lang.org/std/mem/fn.align_of.html" xlink:type="simple">https://doc.rust-lang.org/std/mem/fn.align_of.html</text:a></text:p>
                  </text:list-item>
                </text:list>
              </text:list-item>
            </text:list>
            <text:p>For example, on the x86-64 architecture the 128-bit binary integer types are aligned on 64 bits.</text:p>
            <text:p>std::alloc::Layout supports alignment on powers of 2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Alignment Conclusions</text:p>
          </draw:text-box>
        </draw:frame>
        <draw:frame presentation:style-name="pr4" draw:text-style-name="P1" draw:layer="layout" svg:width="23.415cm" svg:height="7.985cm" svg:x="2.291cm" svg:y="4.212cm" presentation:class="outline">
          <draw:text-box>
            <text:p>You can determine the minimum required alignment simply and quickly by running std::mem::align_of&lt;T&gt;() for each primitive type on each platform that is relevant for you.</text:p>
            <text:p>std::mem::align_of&lt;T&gt;() &lt;= std::mem::size_of&lt;T&gt;() holds true because of the definition of size_of. Therefore it is safe to align types on their size.</text:p>
            <text:p>To determine the preferred alignment, you have to read the platform specif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presentation:use-footer-name="ftr1" presentation:use-date-time-name="dtd1">
        <draw:frame presentation:style-name="pr2" draw:text-style-name="P12" draw:layer="layout" svg:width="23.415cm" svg:height="10.66cm" svg:x="2.291cm" svg:y="1.539cm" presentation:class="subtitle">
          <draw:text-box>
            <text:p><text:span text:style-name="T5">Endianess depends on the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Endianess depends on Platform</text:p>
          </draw:text-box>
        </draw:frame>
        <draw:frame presentation:style-name="pr5" draw:text-style-name="P1" draw:layer="layout" svg:width="23.415cm" svg:height="7.985cm" svg:x="2.291cm" svg:y="4.212cm" presentation:class="outline" presentation:user-transformed="true">
          <draw:text-box>
            <text:p>Integer primitive types longer than 1 byte can be big or little endian. So far Rust does not list any mixed-endian platforms.</text:p>
            <text:p><text:span text:style-name="T6">The methods from_be(x), from_le(x), to_be(), and to_le() make </text:span><text:span text:style-name="T6">the endianess explicit, but work on the same integer type only</text:span>.</text:p>
            <text:p>The methods from_be_bytes(x), from_le_bytes(x), to_be_bytes(), and to_le_bytes() are defined for byte arrays ([u8; n]) only.</text:p>
            <text:p><text:span text:style-name="T6">There are no endianess functions that work on byte slices</text:span> ([u8])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Endianess Conclusions</text:p>
          </draw:text-box>
        </draw:frame>
        <draw:frame presentation:style-name="pr5" draw:text-style-name="P1" draw:layer="layout" svg:width="23.415cm" svg:height="7.985cm" svg:x="2.291cm" svg:y="4.212cm" presentation:class="outline">
          <draw:text-box>
            <text:p>Explicitly specify the endianess of external integer fields via the methods from_be(x), from_le(x), to_be(), and to_le().</text:p>
            <text:p>Explicitly specify the endianess of external integer fields in byte buffers via the methods from_be_bytes(bytes), from_le_bytes(bytes), to_be_bytes(), and to_le_bytes()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presentation:use-footer-name="ftr1" presentation:use-date-time-name="dtd1">
        <draw:frame presentation:style-name="pr2" draw:text-style-name="P12" draw:layer="layout" svg:width="23.415cm" svg:height="10.66cm" svg:x="2.291cm" svg:y="1.539cm" presentation:class="subtitle">
          <draw:text-box>
            <text:p><text:span text:style-name="T5">Represen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Representations</text:p>
          </draw:text-box>
        </draw:frame>
        <draw:frame presentation:style-name="pr5" draw:text-style-name="P1" draw:layer="layout" svg:width="23.415cm" svg:height="7.985cm" svg:x="2.291cm" svg:y="4.212cm" presentation:class="outline" presentation:user-transformed="true">
          <draw:text-box>
            <text:p>The standard Rust representation guarantees only soundness regarding the type layout of user defined composite types (structs, enums, and unions).</text:p>
            <text:p>The C representation guarantees platform-independent ordering and alignment, but the size of enums is excepted.</text:p>
            <text:p>The packed representation has defined alignments, but can create unaligned items.</text:p>
            <text:p>See <text:a xlink:href="https://doc.rust-lang.org/reference/type-layout.html" xlink:type="simple">https://doc.rust-lang.org/reference/type-layout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Representation Conclusions</text:p>
          </draw:text-box>
        </draw:frame>
        <draw:frame presentation:style-name="pr5" draw:text-style-name="P1" draw:layer="layout" svg:width="23.415cm" svg:height="7.985cm" svg:x="2.291cm" svg:y="4.212cm" presentation:class="outline">
          <draw:text-box>
            <text:p>Use the C representation repr(c) to enforce the ordering and alignment of fields within structures.</text:p>
            <text:p>Explicitly specify reserved fields instead of relying on the insertion of padding bytes to properly align fields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presentation:use-footer-name="ftr1" presentation:use-date-time-name="dtd1">
        <draw:frame presentation:style-name="pr2" draw:text-style-name="P12" draw:layer="layout" svg:width="23.415cm" svg:height="10.66cm" svg:x="2.291cm" svg:y="1.539cm" presentation:class="subtitle">
          <draw:text-box>
            <text:p><text:span text:style-name="T5">Input and Output of Bytes on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Input and Output Traits</text:p>
          </draw:text-box>
        </draw:frame>
        <draw:frame presentation:style-name="pr5" draw:text-style-name="P1" draw:layer="layout" svg:width="23.415cm" svg:height="7.985cm" svg:x="2.291cm" svg:y="4.212cm" presentation:class="outline">
          <draw:text-box>
            <text:p>std::io::Read reads into byte slices and byte vectors.</text:p>
            <text:p>std::io::Write writes from byte slices.</text:p>
            <text:p>std::fs::File implements Read and Write.</text:p>
            <text:p>std::net::TcpStream implements Read and Write.</text:p>
            <text:p>Byte slices have an alignment of 1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Input and Output Conclusions</text:p>
          </draw:text-box>
        </draw:frame>
        <draw:frame presentation:style-name="pr5" draw:text-style-name="P1" draw:layer="layout" svg:width="23.415cm" svg:height="7.985cm" svg:x="2.291cm" svg:y="4.212cm" presentation:class="outline" presentation:user-transformed="true">
          <draw:text-box>
            <text:p>There seem to be no safe interfaces in std::io for reading into or writing from slices of primitive types other than u8.</text:p>
            <text:p>Safely reading other primitive types requires constructing them from bytes after reading these.</text:p>
            <text:p>Safely writing other primitive types requires converting them to bytes before writing thes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presentation:use-footer-name="ftr1" presentation:use-date-time-name="dtd1">
        <draw:frame presentation:style-name="pr2" draw:text-style-name="P12" draw:layer="layout" svg:width="23.415cm" svg:height="10.66cm" svg:x="2.291cm" svg:y="1.539cm" presentation:class="subtitle">
          <draw:text-box>
            <text:p><text:span text:style-name="T5">Foreign Function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External Functions</text:p>
          </draw:text-box>
        </draw:frame>
        <draw:frame presentation:style-name="pr5" draw:text-style-name="P1" draw:layer="layout" svg:width="23.415cm" svg:height="7.985cm" svg:x="2.291cm" svg:y="4.212cm" presentation:class="outline" presentation:user-transformed="true">
          <draw:text-box>
            <text:p>Calls from Rust to non-Rust call functions declared in "extern" blocks with the specified ABI (e.g. "C"). Functions in "extern" blocks are always "unsafe", because the Rust compiler could not check them.</text:p>
            <text:p>Calls from non-Rust to Rust call "extern" functions with the specified ABI. Extern functions are safe by default, but require the attribute #[no_mangle] to get stable external symbols.</text:p>
            <text:p>See <text:a xlink:href="https://doc.rust-lang.org/book/ch19-01-unsafe-rust.html" xlink:type="simple">https://doc.rust-lang.org/book/ch19-01-unsafe-rust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6" draw:text-style-name="P1" draw:layer="layout" svg:width="23.415cm" svg:height="2.582cm" svg:x="2.291cm" svg:y="1.397cm" presentation:class="title" presentation:user-transformed="true">
          <draw:text-box>
            <text:p>External Function Conclusion</text:p>
          </draw:text-box>
        </draw:frame>
        <draw:frame presentation:style-name="pr5" draw:text-style-name="P1" draw:layer="layout" svg:width="23.415cm" svg:height="7.985cm" svg:x="2.291cm" svg:y="4.212cm" presentation:class="outline" presentation:user-transformed="true">
          <draw:text-box>
            <text:p>Non-Rust code is always unsafe from the perspective of Rust.</text:p>
            <text:p>You can avoid unsafe code by using IO instead of calls.</text:p>
            <text:p>IO comes with the overhead of system calls to the OS kernel.</text:p>
            <text:p>Also the OS kernel is potentially unsafe, unless the kernel is implemented in Rust as well, like in the Redox OS.</text:p>
            <text:p>On architectures with memory protection you can isolate unsafe code to separate process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 presentation:use-footer-name="ftr1" presentation:use-date-time-name="dtd1">
        <draw:frame presentation:style-name="pr1" draw:text-style-name="P1" draw:layer="layout" svg:width="23.415cm" svg:height="2.299cm" svg:x="2.291cm" svg:y="1.539cm" presentation:class="title">
          <draw:text-box>
            <text:p>End of Story</text:p>
          </draw:text-box>
        </draw:frame>
        <draw:frame presentation:style-name="pr7" draw:text-style-name="P13" draw:layer="layout" svg:width="23.415cm" svg:height="7.985cm" svg:x="2.291cm" svg:y="4.212cm" presentation:class="subtitle" presentation:user-transformed="true">
          <draw:text-box>
            <text:p><text:span text:style-name="T1">Comments or 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1" fo:font-family="'DejaVu Sans'" style:font-style-name="Book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1cm" fo:margin-bottom="0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.196cm" fo:margin-bottom="0cm" fo:text-indent="0cm"/>
      <style:text-properties fo:font-size="11.6000003814697pt" style:font-size-asian="16pt" style:font-size-complex="16pt"/>
    </style:style>
    <style:style style:name="Default-outline4" style:family="presentation" style:parent-style-name="Default-outline3">
      <style:paragraph-properties fo:margin-left="0cm" fo:margin-right="0cm" fo:margin-top="0.13cm" fo:margin-bottom="0cm" fo:text-indent="0cm"/>
      <style:text-properties fo:font-size="10.1000003814697pt" style:font-size-asian="14pt" style:font-size-complex="14pt"/>
    </style:style>
    <style:style style:name="Default-outline5" style:family="presentation" style:parent-style-name="Default-outline4">
      <style:paragraph-properties fo:margin-left="0cm" fo:margin-right="0cm" fo:margin-top="0.065cm" fo:margin-bottom="0cm" fo:text-indent="0cm"/>
      <style:text-properties fo:font-size="8.69999980926514pt" style:font-size-asian="12pt" style:font-size-complex="12pt"/>
    </style:style>
    <style:style style:name="Default-outline6" style:family="presentation" style:parent-style-name="Default-outline5">
      <style:paragraph-properties fo:margin-left="0cm" fo:margin-right="0cm" fo:margin-top="0.065cm" fo:margin-bottom="0cm" fo:text-indent="0cm"/>
      <style:text-properties fo:font-size="7.19999980926514pt" style:font-size-asian="10pt" style:font-size-complex="10pt"/>
    </style:style>
    <style:style style:name="Default-outline7" style:family="presentation" style:parent-style-name="Default-outline6">
      <style:paragraph-properties fo:margin-left="0cm" fo:margin-right="0cm" fo:margin-top="0.065cm" fo:margin-bottom="0cm" fo:text-indent="0cm"/>
      <style:text-properties fo:font-size="7.19999980926514pt" style:font-size-asian="10pt" style:font-size-complex="10pt"/>
    </style:style>
    <style:style style:name="Default-outline8" style:family="presentation" style:parent-style-name="Default-outline7">
      <style:paragraph-properties fo:margin-left="0cm" fo:margin-right="0cm" fo:margin-top="0.065cm" fo:margin-bottom="0cm" fo:text-indent="0cm"/>
      <style:text-properties fo:font-size="13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5cm" fo:margin-bottom="0cm" fo:text-indent="0cm"/>
      <style:text-properties fo:font-size="13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font-size="12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MP8" style:family="paragraph">
      <style:paragraph-properties fo:text-align="center" style:writing-mode="lr-tb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text-align="end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3.415cm" svg:height="2.299cm" svg:x="2.291cm" svg:y="1.53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415cm" svg:height="7.985cm" svg:x="2.291cm" svg:y="4.21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061cm" svg:height="0.949cm" svg:x="2.291cm" svg:y="13.533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10.16cm" svg:height="0.949cm" svg:x="8.92cm" svg:y="13.533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061cm" svg:height="0.949cm" svg:x="19.645cm" svg:y="13.533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10T23:33:08.195354421</meta:creation-date>
    <dc:date>2019-01-19T00:07:21.909769995</dc:date>
    <meta:editing-duration>PT1H4M2S</meta:editing-duration>
    <meta:editing-cycles>27</meta:editing-cycles>
    <meta:generator>LibreOffice/7.3.7.2$Linux_X86_64 LibreOffice_project/30$Build-2</meta:generator>
    <dc:title>Rust Type Layout</dc:title>
    <meta:document-statistic meta:object-count="105"/>
  </office:meta>
</office:document-meta>
</file>